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ccffff" draw:textarea-horizontal-align="center" draw:textarea-vertical-align="top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5cm"/>
    </style:style>
    <style:style style:name="gr4" style:family="graphic" style:parent-style-name="standard">
      <style:graphic-properties draw:fill-color="#99ccff" draw:textarea-horizontal-align="center" draw:textarea-vertical-align="middle"/>
    </style:style>
    <style:style style:name="gr5" style:family="graphic" style:parent-style-name="standard">
      <style:graphic-properties draw:fill-color="#ccccff" draw:textarea-horizontal-align="left" draw:textarea-vertical-align="top" draw:fit-to-size="false"/>
    </style:style>
    <style:style style:name="gr6" style:family="graphic" style:parent-style-name="standard">
      <style:graphic-properties draw:fill-color="#ccccff" draw:textarea-horizontal-align="center" draw:textarea-vertical-align="middle"/>
    </style:style>
    <style:style style:name="gr7" style:family="graphic" style:parent-style-name="standard">
      <style:graphic-properties draw:fill-color="#ccffff" draw:textarea-horizontal-align="center" draw:textarea-vertical-align="middle"/>
    </style:style>
    <style:style style:name="gr8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-color="#e6e6ff" draw:textarea-horizontal-align="center" draw:textarea-vertical-align="middle"/>
    </style:style>
    <style:style style:name="gr10" style:family="graphic" style:parent-style-name="standard">
      <style:graphic-properties draw:fill-color="#e6e6ff" draw:textarea-horizontal-align="left" draw:textarea-vertical-align="top" draw:fit-to-size="false"/>
    </style:style>
    <style:style style:name="gr11" style:family="graphic" style:parent-style-name="standard">
      <style:graphic-properties svg:stroke-width="0.1cm" draw:marker-start-width="0.45cm" draw:marker-end-width="0.45cm" draw:fill="none" draw:textarea-horizontal-align="center" draw:textarea-vertical-align="top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1pt" style:font-size-asian="18pt" style:font-size-complex="1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family="Arial" style:font-family-generic="swiss" style:font-pitch="variable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3pt" fo:font-style="normal" fo:font-weight="bold" style:font-size-asian="18pt" style:font-size-complex="18pt"/>
    </style:style>
    <style:style style:name="P6" style:family="paragraph">
      <style:paragraph-properties fo:margin-left="0cm" fo:margin-right="0cm" fo:text-indent="0cm" style:text-autospace="none"/>
    </style:style>
    <style:style style:name="P7" style:family="paragraph">
      <style:paragraph-properties fo:margin-left="0cm" fo:margin-right="0cm" fo:text-align="center" fo:text-indent="0cm" style:text-autospace="none"/>
      <style:text-properties fo:font-family="'Courier New'" style:font-family-generic="modern" style:font-pitch="fixed" fo:font-size="13pt" fo:font-style="normal" fo:font-weight="bold" style:font-size-asian="18pt" style:font-size-complex="18pt"/>
    </style:style>
    <style:style style:name="P8" style:family="paragraph">
      <style:paragraph-properties fo:margin-left="0cm" fo:margin-right="0cm" fo:text-indent="0cm"/>
      <style:text-properties fo:font-family="Arial" style:font-family-generic="swiss" style:font-pitch="variable" style:font-size-asian="18pt" style:font-size-complex="18pt"/>
    </style:style>
    <style:style style:name="P9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4pt" style:font-size-asian="18pt" style:font-size-complex="18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/>
      <style:text-properties fo:font-family="Arial" style:font-family-generic="swiss" style:font-pitch="variable" fo:font-size="12pt" style:font-size-asian="18pt" style:font-size-complex="18pt"/>
    </style:style>
    <style:style style:name="P1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style:font-size-asian="18pt" style:font-size-complex="18pt"/>
    </style:style>
    <style:style style:name="P13" style:family="paragraph">
      <style:paragraph-properties fo:margin-left="0cm" fo:margin-right="0cm" fo:text-align="start" fo:text-indent="0cm" style:text-autospace="none"/>
    </style:style>
    <style:style style:name="P14" style:family="paragraph">
      <style:paragraph-properties fo:margin-left="0cm" fo:margin-right="0cm" fo:text-align="start" fo:text-indent="0cm" style:text-autospace="none"/>
      <style:text-properties fo:font-family="Arial" style:font-family-generic="swiss" style:font-pitch="variable" fo:font-size="12pt" fo:font-weight="bold" style:font-size-asian="18pt" style:font-size-complex="18pt"/>
    </style:style>
    <style:style style:name="P15" style:family="paragraph">
      <style:paragraph-properties fo:margin-left="0cm" fo:margin-right="0cm" fo:text-align="end" fo:text-indent="0cm" style:text-autospace="none"/>
    </style:style>
    <style:style style:name="P16" style:family="paragraph">
      <style:paragraph-properties fo:margin-left="0cm" fo:margin-right="0cm" fo:text-align="end" fo:text-indent="0cm" style:text-autospace="none"/>
      <style:text-properties fo:font-family="Arial" style:font-family-generic="swiss" style:font-pitch="variable" fo:font-size="14pt" fo:font-weight="bold" style:font-size-asian="18pt" style:font-size-complex="18pt"/>
    </style:style>
    <style:style style:name="P17" style:family="paragraph">
      <style:paragraph-properties fo:margin-left="0cm" fo:margin-right="0cm" fo:text-align="end" fo:text-indent="0cm" style:text-autospace="none"/>
      <style:text-properties fo:font-family="'Courier New'" style:font-family-generic="modern" style:font-pitch="fixed" fo:font-size="14pt" fo:font-style="normal" fo:font-weight="bold" style:font-size-asian="18pt" style:font-size-complex="18pt"/>
    </style:style>
    <style:style style:name="P18" style:family="paragraph">
      <style:paragraph-properties fo:text-align="center"/>
      <style:text-properties fo:font-family="Arial" style:font-family-generic="swiss" style:font-pitch="variable" style:font-size-asian="18pt" style:font-size-complex="18pt"/>
    </style:style>
    <style:style style:name="T1" style:family="text">
      <style:text-properties fo:font-family="Arial" style:font-family-generic="swiss" style:font-pitch="variable" fo:font-size="11pt" style:font-size-asian="18pt" style:font-size-complex="18pt"/>
    </style:style>
    <style:style style:name="T2" style:family="text">
      <style:text-properties fo:font-family="Arial" style:font-family-generic="swiss" style:font-pitch="variable" fo:font-size="14pt" style:font-size-asian="18pt" style:font-size-complex="18pt"/>
    </style:style>
    <style:style style:name="T3" style:family="text">
      <style:text-properties fo:font-family="Arial" style:font-family-generic="swiss" style:font-pitch="variable" style:font-size-asian="18pt" style:font-size-complex="18pt"/>
    </style:style>
    <style:style style:name="T4" style:family="text">
      <style:text-properties fo:font-family="'Courier New'" style:font-family-generic="modern" style:font-pitch="fixed" fo:font-size="13pt" fo:font-style="normal" fo:font-weight="bold" style:font-size-asian="18pt" style:font-size-complex="18pt"/>
    </style:style>
    <style:style style:name="T5" style:family="text">
      <style:text-properties fo:color="#000000" style:text-outline="false" style:text-line-through-style="none" fo:font-family="'Courier New'" style:font-family-generic="modern" style:font-pitch="fixed" fo:font-size="13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6" style:family="text">
      <style:text-properties fo:font-family="Arial" style:font-family-generic="swiss" style:font-pitch="variable" fo:font-size="12pt" style:font-size-asian="18pt" style:font-size-complex="18pt"/>
    </style:style>
    <style:style style:name="T7" style:family="text">
      <style:text-properties fo:color="#000000" fo:font-family="Arial" style:font-family-generic="swiss" style:font-pitch="variable" fo:font-size="12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8" style:family="text">
      <style:text-properties fo:font-family="Arial" style:font-family-generic="swiss" style:font-pitch="variable" fo:font-size="12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9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0" style:family="text">
      <style:text-properties fo:color="#646464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fo:font-family="'Courier New'" style:font-family-generic="modern" style:font-pitch="fixed" fo:font-size="14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6cm" svg:height="1.5cm" svg:x="1.5cm" svg:y="1cm">
          <text:p text:style-name="P1"><text:span text:style-name="T1">Provide Databased Generation </text:span></text:p>
          <text:p text:style-name="P1"><text:span text:style-name="T1">for entity bean </text:span></text:p>
          <text:p text:style-name="P1"><text:span text:style-name="T1">(Inmemory / Real) </text:span></text:p>
        </draw:rect>
        <draw:rect draw:style-name="gr1" draw:text-style-name="P4" draw:layer="layout" svg:width="11cm" svg:height="1cm" svg:x="7.5cm" svg:y="2.5cm">
          <text:p text:style-name="P1"><text:span text:style-name="T2">Direct User Access</text:span></text:p>
          <text:p text:style-name="P3"><text:span text:style-name="T2"/></text:p>
          <text:p text:style-name="P3"><text:span text:style-name="T3"/></text:p>
        </draw:rect>
        <draw:rect draw:style-name="gr2" draw:text-style-name="P5" draw:layer="layout" svg:width="4.5cm" svg:height="1.5cm" svg:x="8cm" svg:y="7cm">
          <text:p text:style-name="P3"><text:span text:style-name="T4">PoJoFixture</text:span></text:p>
        </draw:rect>
        <draw:rect draw:style-name="gr2" draw:text-style-name="P7" draw:layer="layout" svg:width="5cm" svg:height="1.5cm" svg:x="2cm" svg:y="7cm">
          <text:p text:style-name="P6"><text:span text:style-name="T5">BaseEntityFixture</text:span></text:p>
        </draw:rect>
        <draw:frame draw:style-name="gr3" draw:text-style-name="P8" draw:layer="layout" svg:width="4cm" svg:height="2.75cm" svg:x="8cm" svg:y="11.25cm">
          <draw:text-box>
            <text:p text:style-name="P3"/>
          </draw:text-box>
        </draw:frame>
        <draw:rect draw:style-name="gr1" draw:text-style-name="P9" draw:layer="layout" svg:width="6cm" svg:height="1cm" svg:x="1.5cm" svg:y="2.5cm">
          <text:p text:style-name="P1"><text:span text:style-name="T2">Only Internally</text:span></text:p>
        </draw:rect>
        <draw:rect draw:style-name="gr4" draw:text-style-name="P7" draw:layer="layout" svg:width="5cm" svg:height="1.5cm" svg:x="19cm" svg:y="7cm">
          <text:p text:style-name="P6"><text:span text:style-name="T5">MockedSessionBean</text:span></text:p>
          <text:p text:style-name="P6"><text:span text:style-name="T5">Fixture</text:span></text:p>
        </draw:rect>
        <draw:rect draw:style-name="gr5" draw:text-style-name="P11" draw:layer="layout" svg:width="4.5cm" svg:height="4cm" svg:x="8cm" svg:y="10.5cm">
          <text:p text:style-name="P10"><text:span text:style-name="T6">Methods for</text:span></text:p>
          <text:p text:style-name="P10"><text:span text:style-name="T6">- findAll()</text:span></text:p>
          <text:p text:style-name="P3"><text:span text:style-name="T6">- deleteAll()</text:span></text:p>
          <text:p text:style-name="P3"><text:span text:style-name="T6">- pesist() of complex </text:span></text:p>
          <text:p text:style-name="P3"><text:span text:style-name="T6">object graph</text:span></text:p>
          <text:p text:style-name="P3"><text:span text:style-name="T6">- access to entity </text:span></text:p>
          <text:p text:style-name="P3"><text:span text:style-name="T6">manager / datasource</text:span></text:p>
          <text:p text:style-name="P3"><text:span text:style-name="T6"/></text:p>
          <text:p text:style-name="P3"><text:span text:style-name="T6"/></text:p>
        </draw:rect>
        <draw:rect draw:style-name="gr5" draw:text-style-name="P12" draw:layer="layout" svg:width="5cm" svg:height="4cm" svg:x="13cm" svg:y="10.5cm">
          <text:p text:style-name="P3"><text:span text:style-name="T6">- Dependency Injection</text:span></text:p>
          <text:p text:style-name="P3"><text:span text:style-name="T7">(DataSource/Entity </text:span></text:p>
          <text:p text:style-name="P3"><text:span text:style-name="T7">Manager, Session</text:span></text:p>
          <text:p text:style-name="P3"><text:span text:style-name="T7">Context, TimerService) </text:span></text:p>
          <text:p text:style-name="P6"><text:span text:style-name="T8">- calling of Life-Cylce </text:span></text:p>
          <text:p text:style-name="P6"><text:span text:style-name="T8">methods for Creation</text:span></text:p>
          <text:p text:style-name="P3"><text:span text:style-name="T6">- access to entity </text:span></text:p>
          <text:p text:style-name="P3"><text:span text:style-name="T6">manager / datasource</text:span></text:p>
          <text:p text:style-name="P3"><text:span text:style-name="T6"/></text:p>
          <text:p text:style-name="P3"><text:span text:style-name="T7"/></text:p>
          <text:p text:style-name="P3"><text:span text:style-name="T6"/></text:p>
        </draw:rect>
        <draw:rect draw:style-name="gr5" draw:text-style-name="P12" draw:layer="layout" svg:width="5cm" svg:height="4cm" svg:x="2cm" svg:y="10.5cm">
          <text:p text:style-name="P3"><text:span text:style-name="T7">Fields and relations are </text:span></text:p>
          <text:p text:style-name="P3"><text:span text:style-name="T7">filled by g</text:span><text:span text:style-name="T6">enerators</text:span></text:p>
          <text:p text:style-name="P3"><text:span text:style-name="T6">- test write</text:span></text:p>
          <text:p text:style-name="P3"><text:span text:style-name="T6">- test getter / setter</text:span></text:p>
          <text:p text:style-name="P3"><text:span text:style-name="T6">- test null</text:span></text:p>
          <text:p text:style-name="P3"><text:span text:style-name="T6">- test equals / hashCode</text:span></text:p>
          <text:p text:style-name="P3"><text:span text:style-name="T6"/></text:p>
          <text:p text:style-name="P3"><text:span text:style-name="T6"/></text:p>
        </draw:rect>
        <draw:rect draw:style-name="gr2" draw:text-style-name="P7" draw:layer="layout" svg:width="5cm" svg:height="1.5cm" svg:x="13cm" svg:y="7cm">
          <text:p text:style-name="P6"><text:span text:style-name="T5">BaseSessionBean</text:span></text:p>
          <text:p text:style-name="P6"><text:span text:style-name="T5">Fixture</text:span></text:p>
        </draw:rect>
        <draw:rect draw:style-name="gr5" draw:text-style-name="P12" draw:layer="layout" svg:width="5cm" svg:height="4cm" svg:x="19cm" svg:y="10.5cm">
          <text:p text:style-name="P3"><text:span text:style-name="T7">Automatic injection of </text:span></text:p>
          <text:p text:style-name="P3"><text:span text:style-name="T7">mocked objects for </text:span></text:p>
          <text:p text:style-name="P3"><text:span text:style-name="T7">dependencies</text:span></text:p>
          <text:p text:style-name="P3"><text:span text:style-name="T9">(</text:span><text:span text:style-name="T10">EJB, Resource</text:span><text:span text:style-name="T9">, </text:span></text:p>
          <text:p text:style-name="P3"><text:span text:style-name="T10">PersistenceContext,</text:span><text:span text:style-name="T9"> </text:span></text:p>
          <text:p text:style-name="P3"><text:span text:style-name="T9">DataSource, Entity</text:span></text:p>
          <text:p text:style-name="P3"><text:span text:style-name="T9">Manager, Session,</text:span></text:p>
          <text:p text:style-name="P3"><text:span text:style-name="T9">Context, TimerService</text:span></text:p>
          <text:p text:style-name="P6"><text:span text:style-name="T9"/></text:p>
          <text:p text:style-name="P3"><text:span text:style-name="T9"/></text:p>
        </draw:rect>
        <draw:rect draw:style-name="gr1" draw:text-style-name="P9" draw:layer="layout" svg:width="6cm" svg:height="1cm" svg:x="18.5cm" svg:y="2.5cm">
          <text:p text:style-name="P1"><text:span text:style-name="T2">Mocked</text:span></text:p>
          <text:p text:style-name="P1"><text:span text:style-name="T2"/></text:p>
        </draw:rect>
        <draw:rect draw:style-name="gr6" draw:text-style-name="P14" draw:layer="layout" svg:width="5cm" svg:height="2cm" svg:x="2cm" svg:y="8.5cm">
          <text:p text:style-name="P13"><text:span text:style-name="T11">Fully automated test</text:span></text:p>
          <text:p text:style-name="P13"><text:span text:style-name="T11"><text:s/></text:span><text:span text:style-name="T11">of an entity bean</text:span></text:p>
        </draw:rect>
        <draw:rect draw:style-name="gr6" draw:text-style-name="P16" draw:layer="layout" svg:width="3.5cm" svg:height="2cm" svg:x="-2.5cm" svg:y="8.5cm">
          <text:p text:style-name="P15"><text:span text:style-name="T12">Goal</text:span></text:p>
        </draw:rect>
        <draw:rect draw:style-name="gr2" draw:text-style-name="P17" draw:layer="layout" svg:width="3.5cm" svg:height="1.5cm" svg:x="-2.5cm" svg:y="7cm">
          <text:p text:style-name="P15"><text:span text:style-name="T13">Class</text:span></text:p>
        </draw:rect>
        <draw:rect draw:style-name="gr6" draw:text-style-name="P16" draw:layer="layout" svg:width="3.5cm" svg:height="4cm" svg:x="-2.5cm" svg:y="10.5cm">
          <text:p text:style-name="P15"><text:span text:style-name="T12">Features </text:span></text:p>
          <text:p text:style-name="P15"><text:span text:style-name="T12">provided </text:span></text:p>
          <text:p text:style-name="P15"><text:span text:style-name="T12">by the test</text:span></text:p>
        </draw:rect>
        <draw:rect draw:style-name="gr7" draw:text-style-name="P16" draw:layer="layout" svg:width="3.5cm" svg:height="1cm" svg:x="-2.5cm" svg:y="2.5cm">
          <text:p text:style-name="P15"><text:span text:style-name="T12">Entitymanager</text:span></text:p>
        </draw:rect>
        <draw:rect draw:style-name="gr1" draw:text-style-name="P9" draw:layer="layout" svg:width="6cm" svg:height="1cm" svg:x="1.5cm" svg:y="3.5cm">
          <text:p text:style-name="P1"><text:span text:style-name="T2"><text:s/>„</text:span><text:span text:style-name="T2">Data Generators“</text:span></text:p>
        </draw:rect>
        <draw:rect draw:style-name="gr1" draw:text-style-name="P9" draw:layer="layout" svg:width="11cm" svg:height="1cm" svg:x="7.5cm" svg:y="3.5cm">
          <text:p text:style-name="P3"><text:span text:style-name="T2"><text:s/>„</text:span><text:span text:style-name="T2">Inital Data Sets“</text:span></text:p>
        </draw:rect>
        <draw:rect draw:style-name="gr1" draw:text-style-name="P9" draw:layer="layout" svg:width="6cm" svg:height="1cm" svg:x="18.5cm" svg:y="3.5cm">
          <text:p text:style-name="P1"><text:span text:style-name="T2">No data, mock-objects</text:span></text:p>
        </draw:rect>
        <draw:rect draw:style-name="gr7" draw:text-style-name="P16" draw:layer="layout" svg:width="3.5cm" svg:height="1cm" svg:x="-2.5cm" svg:y="3.5cm">
          <text:p text:style-name="P15"><text:span text:style-name="T12">Testdata</text:span></text:p>
        </draw:rect>
        <draw:rect draw:style-name="gr7" draw:text-style-name="P16" draw:layer="layout" svg:width="3.5cm" svg:height="1cm" svg:x="-2.5cm" svg:y="4.5cm">
          <text:p text:style-name="P15"><text:span text:style-name="T12">Data Cleanup</text:span></text:p>
        </draw:rect>
        <draw:rect draw:style-name="gr1" draw:text-style-name="P9" draw:layer="layout" svg:width="6cm" svg:height="1cm" svg:x="1.5cm" svg:y="4.5cm">
          <text:p text:style-name="P1"><text:span text:style-name="T2">automatically</text:span></text:p>
        </draw:rect>
        <draw:rect draw:style-name="gr1" draw:text-style-name="P12" draw:layer="layout" svg:width="11cm" svg:height="1cm" svg:x="7.5cm" svg:y="4.5cm">
          <text:p text:style-name="P1"><text:span text:style-name="T6"><text:s/>„</text:span><text:span text:style-name="T6">Initial Data Sets“ automatically cleared after each Test</text:span></text:p>
        </draw:rect>
        <draw:rect draw:style-name="gr1" draw:text-style-name="P9" draw:layer="layout" svg:width="6cm" svg:height="1cm" svg:x="18.5cm" svg:y="4.5cm">
          <text:p text:style-name="P1"><text:span text:style-name="T2">not necessary</text:span></text:p>
        </draw:rect>
        <draw:rect draw:style-name="gr6" draw:text-style-name="P14" draw:layer="layout" svg:width="4.5cm" svg:height="2cm" svg:x="8cm" svg:y="8.5cm">
          <text:p text:style-name="P13"><text:span text:style-name="T11">Manual test of </text:span></text:p>
          <text:p text:style-name="P13"><text:span text:style-name="T11">an entity bean</text:span></text:p>
        </draw:rect>
        <draw:rect draw:style-name="gr7" draw:text-style-name="P16" draw:layer="layout" svg:width="3.5cm" svg:height="1.5cm" svg:x="-2.5cm" svg:y="1cm">
          <text:p text:style-name="P15"><text:span text:style-name="T12">Database</text:span></text:p>
        </draw:rect>
        <draw:rect draw:style-name="gr7" draw:text-style-name="P16" draw:layer="layout" svg:width="3.5cm" svg:height="1cm" svg:x="-2.5cm" svg:y="5.5cm">
          <text:p text:style-name="P15"><text:span text:style-name="T12">JNDI-Lookup</text:span></text:p>
        </draw:rect>
        <draw:rect draw:style-name="gr6" draw:text-style-name="P14" draw:layer="layout" svg:width="5cm" svg:height="2cm" svg:x="13cm" svg:y="8.5cm">
          <text:p text:style-name="P13"><text:span text:style-name="T11">Manual test of </text:span></text:p>
          <text:p text:style-name="P13"><text:span text:style-name="T11">an session bean </text:span></text:p>
          <text:p text:style-name="P13"><text:span text:style-name="T11">with real datanase</text:span></text:p>
        </draw:rect>
        <draw:rect draw:style-name="gr1" draw:text-style-name="P9" draw:layer="layout" svg:width="6cm" svg:height="1cm" svg:x="1.5cm" svg:y="5.5cm">
          <text:p text:style-name="P1"><text:span text:style-name="T2">JNDI-Bind of all Beans</text:span></text:p>
        </draw:rect>
        <draw:rect draw:style-name="gr1" draw:text-style-name="P12" draw:layer="layout" svg:width="11cm" svg:height="1.5cm" svg:x="7.5cm" svg:y="1cm">
          <text:p text:style-name="P1"><text:span text:style-name="T6">Automatic Database Generation </text:span></text:p>
          <text:p text:style-name="P1"><text:span text:style-name="T6">for entity bean (Inmemory / Real) </text:span></text:p>
        </draw:rect>
        <draw:rect draw:style-name="gr1" draw:text-style-name="P9" draw:layer="layout" svg:width="6cm" svg:height="1cm" svg:x="18.5cm" svg:y="5.5cm">
          <text:p text:style-name="P1"><text:span text:style-name="T2">JNDI-Bind of all Beans</text:span></text:p>
        </draw:rect>
        <draw:rect draw:style-name="gr1" draw:text-style-name="P9" draw:layer="layout" svg:width="6cm" svg:height="1.5cm" svg:x="18.5cm" svg:y="1cm">
          <text:p text:style-name="P1"><text:span text:style-name="T2">No database</text:span></text:p>
        </draw:rect>
        <draw:rect draw:style-name="gr8" draw:text-style-name="P18" draw:layer="layout" svg:width="11cm" svg:height="16.5cm" svg:x="7.5cm" svg:y="1cm">
          <text:p text:style-name="P3"/>
        </draw:rect>
        <draw:rect draw:style-name="gr1" draw:text-style-name="P9" draw:layer="layout" svg:width="11cm" svg:height="1cm" svg:x="7.5cm" svg:y="5.5cm">
          <text:p text:style-name="P1"><text:span text:style-name="T2">JNDI-Bind of all Beans</text:span></text:p>
        </draw:rect>
        <draw:rect draw:style-name="gr6" draw:text-style-name="P14" draw:layer="layout" svg:width="5cm" svg:height="2cm" svg:x="19cm" svg:y="8.5cm">
          <text:p text:style-name="P13"><text:span text:style-name="T11">Manual test of </text:span></text:p>
          <text:p text:style-name="P13"><text:span text:style-name="T11">an session bean </text:span></text:p>
          <text:p text:style-name="P13"><text:span text:style-name="T11">with mock objects</text:span></text:p>
        </draw:rect>
        <draw:rect draw:style-name="gr9" draw:text-style-name="P16" draw:layer="layout" svg:width="3.5cm" svg:height="2.5cm" svg:x="-2.5cm" svg:y="14.5cm">
          <text:p text:style-name="P15"><text:span text:style-name="T12">User-Action</text:span></text:p>
        </draw:rect>
        <draw:rect draw:style-name="gr10" draw:text-style-name="P12" draw:layer="layout" svg:width="5cm" svg:height="2.5cm" svg:x="2cm" svg:y="14.5cm">
          <text:p text:style-name="P3"><text:span text:style-name="T6">- name entity to test</text:span></text:p>
          <text:p text:style-name="P3"><text:span text:style-name="T6">- configure generators</text:span></text:p>
          <text:p text:style-name="P3"><text:span text:style-name="T6"><text:s/></text:span></text:p>
        </draw:rect>
        <draw:rect draw:style-name="gr10" draw:text-style-name="P12" draw:layer="layout" svg:width="4.5cm" svg:height="2.5cm" svg:x="8cm" svg:y="14.5cm">
          <text:p text:style-name="P3"><text:span text:style-name="T6">- write test cases</text:span></text:p>
          <text:p text:style-name="P3"><text:span text:style-name="T6">- configure „Initial </text:span></text:p>
          <text:p text:style-name="P3"><text:span text:style-name="T6"><text:s text:c="2"/></text:span><text:span text:style-name="T6">Data Sets“</text:span></text:p>
          <text:p text:style-name="P3"><text:span text:style-name="T6">- cleanup data</text:span></text:p>
        </draw:rect>
        <draw:rect draw:style-name="gr10" draw:text-style-name="P12" draw:layer="layout" svg:width="5cm" svg:height="2.5cm" svg:x="13cm" svg:y="14.5cm">
          <text:p text:style-name="P3"><text:span text:style-name="T6">- write test cases</text:span></text:p>
          <text:p text:style-name="P3"><text:span text:style-name="T6">- configure „Initial Data </text:span></text:p>
          <text:p text:style-name="P3"><text:span text:style-name="T6"><text:s text:c="2"/></text:span><text:span text:style-name="T6">Sets“</text:span></text:p>
          <text:p text:style-name="P3"><text:span text:style-name="T6">- cleanup data</text:span></text:p>
        </draw:rect>
        <draw:rect draw:style-name="gr10" draw:text-style-name="P12" draw:layer="layout" svg:width="5cm" svg:height="2.5cm" svg:x="19cm" svg:y="14.5cm">
          <text:p text:style-name="P3"><text:span text:style-name="T6">- write test cases</text:span></text:p>
          <text:p text:style-name="P3"><text:span text:style-name="T6">- write expectations</text:span></text:p>
        </draw:rect>
        <draw:rect draw:style-name="gr11" draw:text-style-name="P4" draw:layer="layout" svg:width="23cm" svg:height="16.5cm" svg:x="1.5cm" svg:y="1cm">
          <text:p text:style-name="P3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none" style:country-asian="none" style:font-family-complex="Tahoma" style:font-family-generic-complex="system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8-03-27T11:26:46</meta:creation-date>
    <dc:date>2008-03-27T20:24:15</dc:date>
    <dc:language>de-DE</dc:language>
    <meta:editing-cycles>15</meta:editing-cycles>
    <meta:editing-duration>PT6H12M49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